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ff00" fo:font-size="26pt" style:font-size-asian="26pt" style:font-size-complex="26pt"/>
    </style:style>
    <style:style style:name="T4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00" fo:font-family="OpenSymbol" style:font-pitch="variable" style:font-charset="x-symbol" fo:font-size="26pt" fo:font-weight="bold" style:font-family-asian="OpenSymbol" style:font-pitch-asian="variable" style:font-charset-asian="x-symbol" style:font-size-asian="26pt" style:font-weight-asian="bold" style:font-family-complex="OpenSymbol" style:font-pitch-complex="variable" style:font-charset-complex="x-symbol" style:font-size-complex="26pt" style:font-weight-complex="bold"/>
    </style:style>
    <style:style style:name="T6" style:family="text">
      <style:text-properties fo:color="#ffff00"/>
    </style:style>
    <style:style style:name="T7" style:family="text">
      <style:text-properties fo:color="#ffff00" fo:font-weight="bold" style:font-weight-asian="bold" style:font-weight-complex="bold"/>
    </style:style>
    <style:style style:name="T8" style:family="text">
      <style:text-properties fo:color="#ffff00" fo:font-family="OpenSymbol" style:font-pitch="variable" style:font-charset="x-symbol" fo:font-weight="bold" style:font-family-asian="OpenSymbol" style:font-pitch-asian="variable" style:font-charset-asian="x-symbol" style:font-weight-asian="bold" style:font-family-complex="OpenSymbol" style:font-pitch-complex="variable" style:font-charset-complex="x-symbol" style:font-weight-complex="bold"/>
    </style:style>
    <style:style style:name="T9" style:family="text">
      <style:text-properties fo:color="#ccccff"/>
    </style:style>
    <style:style style:name="T10" style:family="text">
      <style:text-properties fo:color="#ffffff"/>
    </style:style>
    <style:style style:name="T11" style:family="text">
      <style:text-properties fo:color="#ffff00" fo:font-weight="normal"/>
    </style:style>
    <style:style style:name="T12" style:family="text">
      <style:text-properties fo:color="#23ff23"/>
    </style:style>
    <style:style style:name="T13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exceptions</presentation:footer-decl>
      <presentation:footer-decl presentation:name="ftr2">CMPTxxxx</presentation:footer-decl>
      <presentation:date-time-decl presentation:name="dtd1" presentation:source="fixed">5 Nov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Py §14.5, M2 §10.8-10.13:<text:line-break/><text:tab/>Exception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5 Nov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6: ch8-9 <text:span text:style-name="T1">(10 mins, 20 pts)</text:span></text:p>
          </draw:text-box>
        </draw:frame>
        <draw:frame presentation:style-name="pr5" draw:text-style-name="P3" draw:id="id1" draw:layer="layout" svg:width="25.199cm" svg:height="14.718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Define: </text:span><text:span text:style-name="T3">bit</text:span><text:span text:style-name="T2">, </text:span><text:span text:style-name="T3">byte</text:span><text:span text:style-name="T2">, </text:span><text:span text:style-name="T3">nibble</text:span><text:span text:style-name="T2">, </text:span><text:span text:style-name="T3">word</text:span><text:span text:style-name="T2">.</text:span></text:p>
              </text:list-item>
              <text:list-item>
                <text:p text:style-name="P1"><text:span text:style-name="T2">Describe: </text:span><text:span text:style-name="T3">cylinder</text:span><text:span text:style-name="T2">, </text:span><text:span text:style-name="T3">head</text:span><text:span text:style-name="T2">, </text:span><text:span text:style-name="T3">sector</text:span><text:span text:style-name="T2">.</text:span></text:p>
              </text:list-item>
              <text:list-item>
                <text:p text:style-name="P1"><text:span text:style-name="T2">Name and describe the four </text:span><text:span text:style-name="T3">set theory</text:span><text:span text:style-name="T2"> operators we learned.</text:span></text:p>
              </text:list-item>
              <text:list-item>
                <text:p text:style-name="P1"><text:span text:style-name="T2">A = </text:span><text:span text:style-name="T3">{1, 3, 5}</text:span><text:span text:style-name="T2">, B =</text:span><text:span text:style-name="T3"> {2, 3, 4}</text:span><text:span text:style-name="T2">.</text:span><text:span text:style-name="T2"><text:line-break/></text:span><text:span text:style-name="T2">(set theory, not Python)</text:span></text:p>
                <text:list>
                  <text:list-item>
                    <text:p text:style-name="P1"><text:span text:style-name="T4">A </text:span><text:span text:style-name="T5">∩</text:span><text:span text:style-name="T4"> B</text:span><text:span text:style-name="T2"> = ?</text:span></text:p>
                  </text:list-item>
                  <text:list-item>
                    <text:p text:style-name="P1"><text:span text:style-name="T4">A </text:span><text:span text:style-name="T5"></text:span><text:span text:style-name="T4"> B</text:span><text:span text:style-name="T2"> = ?</text:span></text:p>
                  </text:list-item>
                </text:list>
              </text:list-item>
              <text:list-item>
                <text:p text:style-name="P1"><text:span text:style-name="T2">Let three permission flags be: </text:span><text:span text:style-name="T3">r=4</text:span><text:span text:style-name="T2">, </text:span><text:span text:style-name="T3">w=2</text:span><text:span text:style-name="T2">, </text:span><text:span text:style-name="T3">x=1</text:span><text:span text:style-name="T2">.</text:span></text:p>
                <text:list>
                  <text:list-item>
                    <text:p text:style-name="P1"><text:span text:style-name="T2">What </text:span><text:span text:style-name="T3">bitset</text:span><text:span text:style-name="T2"> value corresponds to a file with both </text:span><text:span text:style-name="T3">read (r)</text:span><text:span text:style-name="T2"> and </text:span><text:span text:style-name="T3">execute (x)</text:span><text:span text:style-name="T2"> permission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6: ch8-9 <text:span text:style-name="T1">answers #1</text:span>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2" text:style-name="P1">Define: <text:span text:style-name="T6">bit</text:span>, <text:span text:style-name="T6">byte</text:span>, <text:span text:style-name="T6">nibble</text:span>, <text:span text:style-name="T6">word</text:span>.</text:p>
                <text:list>
                  <text:list-item>
                    <text:p text:id="id3" text:style-name="P1"><text:span text:style-name="T6">Bit</text:span>: smallest unit of information, only two possible values: 0/1, true/false, high/low, charge/uncharge</text:p>
                  </text:list-item>
                  <text:list-item>
                    <text:p text:id="id4" text:style-name="P1"><text:span text:style-name="T6">Byte</text:span>: 8 bits. <text:s/>Can represent one ASCII character.</text:p>
                  </text:list-item>
                  <text:list-item>
                    <text:p text:id="id5" text:style-name="P1"><text:span text:style-name="T6">Nibble</text:span>: 4 bits. <text:s/>One hexadecimal digit.</text:p>
                  </text:list-item>
                  <text:list-item>
                    <text:p text:id="id6" text:style-name="P1"><text:span text:style-name="T6">Word</text:span>: Unit of data processed by CPU. <text:s/>Most CPUs have 32-bit or 64-bit word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6: ch8-9 <text:span text:style-name="T1">answers #2</text:span></text:p>
          </draw:text-box>
        </draw:frame>
        <draw:frame presentation:style-name="pr7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7" text:style-name="P1">Describe: <text:span text:style-name="T6">cylinder</text:span>, <text:span text:style-name="T6">head</text:span>, <text:span text:style-name="T6">sector</text:span>.</text:p>
                <text:list>
                  <text:list-item>
                    <text:p text:id="id8" text:style-name="P1"><text:span text:style-name="T6">Cylinder</text:span>: concentric tracks across all heads in a hard disk</text:p>
                  </text:list-item>
                  <text:list-item>
                    <text:p text:id="id9" text:style-name="P1"><text:span text:style-name="T6">Head</text:span>: read/write head on a hard disk. <text:s/>Number of heads is number of useable surfaces, usually twice the number of platters</text:p>
                  </text:list-item>
                  <text:list-item>
                    <text:p text:id="id10" text:style-name="P1"><text:span text:style-name="T6">Sector</text:span>: portion of surface under the head for a fixed rotational angle of the plat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6: ch8-9 <text:span text:style-name="T1">answers #3-4</text:span></text:p>
          </draw:text-box>
        </draw:frame>
        <draw:frame presentation:style-name="pr7" draw:layer="layout" svg:width="25.199cm" svg:height="15.49cm" svg:x="1.4cm" svg:y="4.507cm" presentation:class="outline" presentation:user-transformed="true">
          <draw:text-box>
            <text:list text:style-name="L2">
              <text:list-item>
                <text:p text:id="id11" text:style-name="P1">Name and describe the four <text:span text:style-name="T6">set theory</text:span> operators we learned.</text:p>
                <text:list>
                  <text:list-item>
                    <text:p text:id="id12" text:style-name="P1"><text:span text:style-name="T6">Union</text:span>: everything in either A <text:span text:style-name="T6">or</text:span> B</text:p>
                  </text:list-item>
                  <text:list-item>
                    <text:p text:id="id13" text:style-name="P1"><text:span text:style-name="T6">Intersection</text:span>: everything in both A <text:span text:style-name="T6">and</text:span> B</text:p>
                  </text:list-item>
                  <text:list-item>
                    <text:p text:id="id14" text:style-name="P1">Set <text:span text:style-name="T6">difference</text:span>: everything in A but <text:span text:style-name="T6">not</text:span> in B</text:p>
                  </text:list-item>
                  <text:list-item>
                    <text:p text:id="id15" text:style-name="P1"><text:span text:style-name="T6">Symmetric</text:span> set difference: in exactly <text:span text:style-name="T6">one</text:span> of A or B, not both</text:p>
                  </text:list-item>
                </text:list>
              </text:list-item>
              <text:list-item>
                <text:p text:id="id16" text:style-name="P1">A = <text:span text:style-name="T6">{1, 3, 5}</text:span>, B =<text:span text:style-name="T6"> {2, 3, 4}</text:span>. <text:s/>(set theory, not Python)</text:p>
                <text:list>
                  <text:list-item>
                    <text:p text:id="id17" text:style-name="P1"><text:span text:style-name="T7">A </text:span><text:span text:style-name="T8">∩</text:span><text:span text:style-name="T7"> B</text:span> = {3}</text:p>
                  </text:list-item>
                  <text:list-item>
                    <text:p text:id="id18" text:style-name="P1"><text:span text:style-name="T7">A </text:span><text:span text:style-name="T8"></text:span><text:span text:style-name="T7"> B</text:span> = {1, 2, 3, 4, 5}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6: ch8-9 <text:span text:style-name="T1">answers #5</text:span>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19" text:style-name="P1">Let three file permission flags be: <text:span text:style-name="T6">r = 4</text:span>, <text:span text:style-name="T6">w = 2</text:span>, <text:s/><text:span text:style-name="T6">x = 1</text:span>.</text:p>
                <text:list>
                  <text:list-item>
                    <text:p text:id="id20" text:style-name="P1">What is the <text:span text:style-name="T6">bitset</text:span> value corresponding to a file with both <text:span text:style-name="T6">read (r)</text:span> and <text:span text:style-name="T6">execute (x)</text:span> permission?</text:p>
                  </text:list-item>
                  <text:list-item>
                    <text:p text:id="id21" text:style-name="P1">4 + 1 = <text:span text:style-name="T6">5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tions for error handling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Use a combination of these:</text:p>
                <text:list>
                  <text:list-item>
                    <text:p text:style-name="P1">Ask the user to be <text:span text:style-name="T6">nice</text:span>:</text:p>
                    <text:list>
                      <text:list-item>
                        <text:p text:style-name="P1">User manual, precondition comments, prompts</text:p>
                      </text:list-item>
                    </text:list>
                  </text:list-item>
                  <text:list-item>
                    <text:p text:style-name="P1"><text:span text:style-name="T6">Print</text:span> an error message to screen</text:p>
                  </text:list-item>
                  <text:list-item>
                    <text:p text:style-name="P1">Set a result <text:span text:style-name="T6">flag</text:span>:</text:p>
                    <text:list>
                      <text:list-item>
                        <text:p text:style-name="P1">e.g., return False upon error</text:p>
                      </text:list-item>
                    </text:list>
                  </text:list-item>
                  <text:list-item>
                    <text:p text:style-name="P1">Panic and <text:span text:style-name="T6">die: </text:span><text:span text:style-name="T9">sys.exit()</text:span></text:p>
                  </text:list-item>
                  <text:list-item>
                    <text:p text:style-name="P1">Raise an <text:span text:style-name="T6">exception</text:span><text:span text:style-name="T10">: </text:span><text:span text:style-name="T9">ZeroDivisionErro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ception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xceptions are a way of <text:span text:style-name="T11">terminating</text:span> execution of the current context</text:p>
              </text:list-item>
              <text:list-item>
                <text:p text:style-name="P1">When an exception is <text:span text:style-name="T6">raised</text:span> (thrown),</text:p>
                <text:list>
                  <text:list-item>
                    <text:p text:style-name="P1">execution of the current procedure <text:span text:style-name="T6">stops</text:span>, and</text:p>
                  </text:list-item>
                  <text:list-item>
                    <text:p text:style-name="P1">Control jumps to the nearest <text:span text:style-name="T6">exception handler </text:span><text:span text:style-name="T10">(catches the exception)</text:span></text:p>
                  </text:list-item>
                </text:list>
              </text:list-item>
              <text:list-item>
                <text:p text:style-name="P1">The exception handler can <text:span text:style-name="T6">cleanup</text:span></text:p>
              </text:list-item>
              <text:list-item>
                <text:p text:style-name="P1">Execution then continues after that block</text:p>
              </text:list-item>
              <text:list-item>
                <text:p text:style-name="P1">If the exception reaches outermost level, an <text:span text:style-name="T6">error message</text:span> is automatically generate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ry / except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f an exception is <text:span text:style-name="T6">raised</text:span> within a <text:span text:style-name="T12">try</text:span> block,</text:p>
              </text:list-item>
              <text:list-item>
                <text:p text:style-name="P1">Execution of the block <text:span text:style-name="T6">terminates</text:span> and control jumps to the <text:span text:style-name="T12">except</text:span> clause:</text:p>
              </text:list-item>
            </text:list>
            <text:p text:style-name="P6"><text:span text:style-name="T13">try:</text:span></text:p>
            <text:p text:style-name="P7"><text:span text:style-name="T14">while True:</text:span></text:p>
            <text:p text:style-name="P8"><text:span text:style-name="T14">numer = input('Numerator: ')</text:span></text:p>
            <text:p text:style-name="P8"><text:span text:style-name="T14">denom = input('Denominator: ')</text:span></text:p>
            <text:p text:style-name="P8"><text:span text:style-name="T14">print '%d / %d = %d' % (numer, denom, numer / denom)</text:span></text:p>
            <text:p text:style-name="P6"><text:span text:style-name="T13">except:</text:span></text:p>
            <text:p text:style-name="P7"><text:span text:style-name="T14">print 'Oops!'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atching specific exception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an opt to catch only <text:span text:style-name="T6">specific</text:span> exceptions:</text:p>
              </text:list-item>
            </text:list>
            <text:p text:style-name="P6"><text:span text:style-name="T13">try:</text:span></text:p>
            <text:p text:style-name="P7"><text:span text:style-name="T14">while True:</text:span></text:p>
            <text:p text:style-name="P8"><text:span text:style-name="T14">numer = input('Numerator: ')</text:span></text:p>
            <text:p text:style-name="P8"><text:span text:style-name="T14">denom = input('Denominator: ')</text:span></text:p>
            <text:p text:style-name="P8"><text:span text:style-name="T14">print '%d / %d = %d' % (numer, denom, numer / denom)</text:span></text:p>
            <text:p text:style-name="P6"><text:span text:style-name="T13">except ZeroDivisionError:</text:span></text:p>
            <text:p text:style-name="P7"><text:span text:style-name="T14">print 'Oops! Divide by zero!'</text:span></text:p>
            <text:list text:continue-numbering="true" text:style-name="L2">
              <text:list-item>
                <text:p text:style-name="P1">Any other exception falls through to the next exception handl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6-10-30T09:58:23</meta:creation-date>
    <dc:date>2008-11-05T16:13:59</dc:date>
    <meta:editing-cycles>27</meta:editing-cycles>
    <meta:editing-duration>PT14H17M50S</meta:editing-duration>
    <meta:document-statistic meta:object-count="197"/>
    <meta:user-defined meta:name="Info 1"/>
    <meta:user-defined meta:name="Info 2"/>
    <meta:user-defined meta:name="Info 3"/>
    <meta:user-defined meta:name="Info 4"/>
  </office:meta>
</office:document-meta>
</file>